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ahoma" fo:font-size="10pt" officeooo:paragraph-rsid="00098787"/>
    </style:style>
    <style:style style:name="P2" style:family="paragraph" style:parent-style-name="Standard">
      <style:text-properties fo:color="#000000" style:font-name="Tahoma" fo:font-size="10pt" officeooo:paragraph-rsid="000c4d98"/>
    </style:style>
    <style:style style:name="P3" style:family="paragraph" style:parent-style-name="Standard">
      <style:text-properties fo:color="#000000" style:font-name="Tahoma" fo:font-size="10pt" officeooo:rsid="00098787" officeooo:paragraph-rsid="00098787"/>
    </style:style>
    <style:style style:name="P4" style:family="paragraph" style:parent-style-name="Standard">
      <style:text-properties fo:color="#000000" style:font-name="Tahoma" fo:font-size="10pt" officeooo:paragraph-rsid="000d1070"/>
    </style:style>
    <style:style style:name="T1" style:family="text">
      <style:text-properties officeooo:rsid="00098787"/>
    </style:style>
    <style:style style:name="T2" style:family="text">
      <style:text-properties officeooo:rsid="000c4d98"/>
    </style:style>
    <style:style style:name="T3" style:family="text">
      <style:text-properties officeooo:rsid="000d10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fter reviewing the software I have come up with a very approximate estimate:<text:line-break/><text:line-break/>1. Each city will need to be imported and preprocessed with visibility graphs.<text:line-break/>Assuming that we obtain accurate building polygon + height geometry I would like to leave 2 weeks per city.</text:p>
      <text:p text:style-name="P3">Sourcing, import<text:span text:style-name="T3">ing</text:span>, and preprocessing of relevant portions of San Diego.</text:p>
      <text:p text:style-name="P1"><text:span text:style-name="T3">80</text:span><text:span text:style-name="T1">h</text:span><text:line-break/><text:line-break/><text:span text:style-name="T1">Scenario creation. <text:s/></text:span><text:span text:style-name="T3">The location of transmitters and a representative set of victim receivers will be placed in the urban environment built in step 1.</text:span></text:p>
      <text:p text:style-name="P1"><text:span text:style-name="T1">8h</text:span><text:line-break/><text:line-break/><text:span text:style-name="T1">Model execution and results gathering. <text:s/></text:span><text:span text:style-name="T3">The TIREM/UPM model will be run for the scenarios identified in step 2. <text:s/>Numeric results and pictures will be stored as analysis proceeds for inclusion into a report.</text:span></text:p>
      <text:p text:style-name="P4"><text:span text:style-name="T1">32</text:span><text:line-break/><text:line-break/>Reporting <text:span text:style-name="T1">and consultation. <text:s/></text:span><text:span text:style-name="T3">The results gathered in step 3 will be assembled into a report. <text:s/>Descriptions of the models and the analysis approach will be joined to the results and conclusions will be drawn and described in the final product.</text:span></text:p>
      <text:p text:style-name="P4"><text:span text:style-name="T1">16h</text:span><text:line-break/><text:line-break/><text:span text:style-name="T1">UPM model maintenance and ad-hoc tool creation.</text:span></text:p>
      <text:p text:style-name="P4"><text:span text:style-name="T3">During the course of this work there will be enhancements to UPM to allow for transmitters to be outside the urban area. <text:s/>We will need to procure and possibly develop tools to process incoming terrain and urban data for analysis.</text:span></text:p>
      <text:p text:style-name="P2"><text:span text:style-name="T2">40h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0.5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Smith-Rowland</meta:initial-creator>
    <meta:creation-date>2014-09-09T15:47:29</meta:creation-date>
    <dc:date>2014-09-10T13:38:39</dc:date>
    <dc:creator>Edward Smith-Rowland</dc:creator>
    <meta:editing-duration>PT2H6M52S</meta:editing-duration>
    <meta:editing-cycles>3</meta:editing-cycles>
    <meta:generator>LibreOffice/3.6$Linux_X86_64 LibreOffice_project/2ef5aff-a6fb0ff-166bdff-cf087ad-0f1389</meta:generator>
    <meta:document-statistic meta:table-count="0" meta:image-count="0" meta:object-count="0" meta:page-count="1" meta:paragraph-count="8" meta:word-count="204" meta:character-count="1235" meta:non-whitespace-character-count="1026"/>
  </office:meta>
</office:document-meta>
</file>